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Monospace" svg:font-family="Monospace" style:font-pitch="fixed"/>
    <style:font-face style:name="monospace1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1679e" officeooo:paragraph-rsid="0011679e"/>
    </style:style>
    <style:style style:name="P2" style:family="paragraph" style:parent-style-name="Standard">
      <style:paragraph-properties fo:text-align="justify" style:justify-single-word="false"/>
      <style:text-properties officeooo:rsid="00130499" officeooo:paragraph-rsid="00130499"/>
    </style:style>
    <style:style style:name="P3" style:family="paragraph" style:parent-style-name="Standard">
      <style:paragraph-properties fo:text-align="justify" style:justify-single-word="false"/>
      <style:text-properties officeooo:paragraph-rsid="00130499"/>
    </style:style>
    <style:style style:name="P4" style:family="paragraph" style:parent-style-name="Standard">
      <style:paragraph-properties fo:text-align="justify" style:justify-single-word="false"/>
      <style:text-properties officeooo:paragraph-rsid="0015a092"/>
    </style:style>
    <style:style style:name="P5" style:family="paragraph" style:parent-style-name="Standard">
      <style:paragraph-properties fo:text-align="justify" style:justify-single-word="false"/>
      <style:text-properties officeooo:paragraph-rsid="00174fa1"/>
    </style:style>
    <style:style style:name="P6" style:family="paragraph" style:parent-style-name="Standard">
      <style:paragraph-properties fo:text-align="justify" style:justify-single-word="false"/>
      <style:text-properties officeooo:rsid="0013ec98" officeooo:paragraph-rsid="0013ec98"/>
    </style:style>
    <style:style style:name="P7" style:family="paragraph" style:parent-style-name="Standard">
      <style:paragraph-properties fo:text-align="justify" style:justify-single-word="false"/>
      <style:text-properties officeooo:rsid="0013ec98" officeooo:paragraph-rsid="0015a092"/>
    </style:style>
    <style:style style:name="P8" style:family="paragraph" style:parent-style-name="Standard">
      <style:paragraph-properties fo:text-align="justify" style:justify-single-word="false"/>
      <style:text-properties officeooo:rsid="0015a092" officeooo:paragraph-rsid="0015a092"/>
    </style:style>
    <style:style style:name="P9" style:family="paragraph" style:parent-style-name="Standard">
      <style:paragraph-properties fo:text-align="justify" style:justify-single-word="false"/>
      <style:text-properties style:font-name="monospace1" officeooo:rsid="0013ec98" officeooo:paragraph-rsid="0015a092"/>
    </style:style>
    <style:style style:name="P10" style:family="paragraph" style:parent-style-name="Standard">
      <style:paragraph-properties fo:text-align="justify" style:justify-single-word="false"/>
      <style:text-properties fo:font-size="12pt" officeooo:paragraph-rsid="00174fa1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officeooo:rsid="001c9a71" officeooo:paragraph-rsid="001c9a71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officeooo:rsid="00229294" officeooo:paragraph-rsid="00229294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ce181e" style:font-name="monospace1" officeooo:rsid="0013ec98" officeooo:paragraph-rsid="0015a092"/>
    </style:style>
    <style:style style:name="P14" style:family="paragraph" style:parent-style-name="Standard">
      <style:paragraph-properties fo:text-align="justify" style:justify-single-word="false"/>
      <style:text-properties style:font-name="Monospace" fo:font-size="12pt" officeooo:paragraph-rsid="001ae595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Monospace" fo:font-size="12pt" officeooo:paragraph-rsid="00174fa1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Monospace" fo:font-size="12pt" officeooo:paragraph-rsid="00229294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Monospace" fo:font-size="12pt" officeooo:rsid="00229294" officeooo:paragraph-rsid="00243981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color="#000000" fo:font-size="12pt" officeooo:paragraph-rsid="00174fa1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color="#000000" officeooo:paragraph-rsid="00174fa1"/>
    </style:style>
    <style:style style:name="P20" style:family="paragraph" style:parent-style-name="Standard">
      <style:paragraph-properties fo:text-align="justify" style:justify-single-word="false"/>
      <style:text-properties fo:color="#000000" style:font-name="Monospace" fo:font-size="12pt" officeooo:rsid="00289057" officeooo:paragraph-rsid="00289057" fo:background-color="transparent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color="#000000" style:font-name="Monospace" fo:font-size="12pt" officeooo:rsid="002c50ee" officeooo:paragraph-rsid="002c50ee" fo:background-color="transparent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color="#000000" style:font-name="Monospace" fo:font-size="12pt" officeooo:rsid="002c50ee" officeooo:paragraph-rsid="002dd5cf" fo:background-color="transparent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fo:color="#000000" style:font-name="Monospace" fo:font-size="12pt" officeooo:rsid="002d219b" officeooo:paragraph-rsid="002d219b" fo:background-color="transparent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color="#000000" style:font-name="Monospace" fo:font-size="12pt" officeooo:rsid="002dd5cf" officeooo:paragraph-rsid="002dd5cf" fo:background-color="transparent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fo:color="#000000" style:font-name="Monospace" fo:font-size="12pt" officeooo:rsid="002f83f7" officeooo:paragraph-rsid="002f83f7" fo:background-color="transparent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fo:color="#000000" style:font-name="Monospace" fo:font-size="12pt" officeooo:rsid="002f83f7" officeooo:paragraph-rsid="0031b9d5" fo:background-color="transparent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fo:color="#000000" style:font-name="Monospace" fo:font-size="12pt" style:text-underline-style="solid" style:text-underline-width="auto" style:text-underline-color="font-color" officeooo:rsid="002d6d45" officeooo:paragraph-rsid="002d6d45" fo:background-color="transparent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fo:color="#000000" style:font-name="Monospace" fo:font-size="12pt" style:text-underline-style="solid" style:text-underline-width="auto" style:text-underline-color="font-color" officeooo:rsid="002f83f7" officeooo:paragraph-rsid="002f83f7" fo:background-color="transparent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color="#000000" style:font-name="Monospace" fo:font-size="12pt" style:text-underline-style="none" officeooo:rsid="002f83f7" officeooo:paragraph-rsid="002f83f7" fo:background-color="transparent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fo:color="#000000" style:font-name="Monospace" fo:font-size="12pt" style:text-underline-style="none" officeooo:rsid="0034b996" officeooo:paragraph-rsid="0034b996" fo:background-color="transparent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fo:color="#000000" style:font-name="Monospace" fo:font-size="12pt" style:text-underline-style="none" officeooo:rsid="0039f19b" officeooo:paragraph-rsid="0039f19b" fo:background-color="transparent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fo:color="#000000" style:font-name="Liberation Serif" fo:font-size="12pt" officeooo:rsid="00243981" officeooo:paragraph-rsid="00243981" fo:background-color="transparent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fo:color="#000000" style:font-name="Liberation Serif" fo:font-size="12pt" officeooo:rsid="00289057" officeooo:paragraph-rsid="00289057" fo:background-color="transparent" style:font-size-asian="12pt" style:font-size-complex="12pt"/>
    </style:style>
    <style:style style:name="P34" style:family="paragraph" style:parent-style-name="Standard">
      <style:paragraph-properties fo:text-align="justify" style:justify-single-word="false"/>
      <style:text-properties fo:color="#000000" style:font-name="Liberation Serif" fo:font-size="12pt" officeooo:rsid="0029dbc6" officeooo:paragraph-rsid="0029dbc6" fo:background-color="transparent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fo:color="#000000" style:font-name="Liberation Serif" fo:font-size="12pt" officeooo:rsid="002c50ee" officeooo:paragraph-rsid="002c50ee" fo:background-color="transparent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fo:color="#000000" style:font-name="Liberation Serif" fo:font-size="12pt" officeooo:rsid="002c50ee" officeooo:paragraph-rsid="002d6d45" fo:background-color="transparent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fo:color="#000000" style:font-name="Liberation Serif" fo:font-size="12pt" officeooo:rsid="002dd5cf" officeooo:paragraph-rsid="002dd5cf" fo:background-color="transparent" style:font-size-asian="12pt" style:font-size-complex="12pt"/>
    </style:style>
    <style:style style:name="P38" style:family="paragraph" style:parent-style-name="Standard">
      <style:paragraph-properties fo:text-align="justify" style:justify-single-word="false"/>
      <style:text-properties fo:color="#000000" style:font-name="Liberation Serif" fo:font-size="12pt" officeooo:rsid="002f83f7" officeooo:paragraph-rsid="002f83f7" fo:background-color="transparent" style:font-size-asian="12pt" style:font-size-complex="12pt"/>
    </style:style>
    <style:style style:name="P39" style:family="paragraph" style:parent-style-name="Standard">
      <style:paragraph-properties fo:text-align="justify" style:justify-single-word="false"/>
      <style:text-properties fo:color="#000000" style:font-name="Liberation Serif" fo:font-size="12pt" style:text-underline-style="none" officeooo:rsid="0033173a" officeooo:paragraph-rsid="0033173a" fo:background-color="transparent" style:font-size-asian="12pt" style:font-size-complex="12pt"/>
    </style:style>
    <style:style style:name="P40" style:family="paragraph" style:parent-style-name="Standard">
      <style:paragraph-properties fo:text-align="justify" style:justify-single-word="false"/>
      <style:text-properties fo:color="#000000" style:font-name="Liberation Serif" fo:font-size="12pt" style:text-underline-style="none" officeooo:rsid="0034b996" officeooo:paragraph-rsid="0034b996" fo:background-color="transparent" style:font-size-asian="12pt" style:font-size-complex="12pt"/>
    </style:style>
    <style:style style:name="P41" style:family="paragraph" style:parent-style-name="Standard">
      <style:paragraph-properties fo:text-align="justify" style:justify-single-word="false"/>
      <style:text-properties fo:color="#000000" style:font-name="Liberation Serif" fo:font-size="12pt" style:text-underline-style="none" officeooo:rsid="0034b996" officeooo:paragraph-rsid="00355a10" fo:background-color="transparent" style:font-size-asian="12pt" style:font-size-complex="12pt"/>
    </style:style>
    <style:style style:name="P42" style:family="paragraph" style:parent-style-name="Standard">
      <style:paragraph-properties fo:text-align="justify" style:justify-single-word="false"/>
      <style:text-properties fo:color="#ff0000" style:font-name="Monospace" fo:font-size="12pt" officeooo:rsid="00229294" officeooo:paragraph-rsid="00243981" fo:background-color="transparent" style:font-size-asian="12pt" style:font-size-complex="12pt"/>
    </style:style>
    <style:style style:name="P43" style:family="paragraph" style:parent-style-name="Standard">
      <style:paragraph-properties fo:text-align="justify" style:justify-single-word="false"/>
      <style:text-properties fo:color="#ff0000" style:font-name="Monospace" fo:font-size="12pt" officeooo:rsid="00243981" officeooo:paragraph-rsid="00243981" fo:background-color="transparent" style:font-size-asian="12pt" style:font-size-complex="12pt"/>
    </style:style>
    <style:style style:name="P44" style:family="paragraph" style:parent-style-name="Standard">
      <style:paragraph-properties fo:text-align="justify" style:justify-single-word="false"/>
      <style:text-properties fo:color="#ff0000" style:font-name="Monospace" fo:font-size="12pt" officeooo:rsid="00289057" officeooo:paragraph-rsid="00289057" fo:background-color="transparent" style:font-size-asian="12pt" style:font-size-complex="12pt"/>
    </style:style>
    <style:style style:name="P45" style:family="paragraph" style:parent-style-name="Standard">
      <style:paragraph-properties fo:text-align="justify" style:justify-single-word="false"/>
      <style:text-properties fo:color="#ff0000" style:font-name="Liberation Serif" fo:font-size="12pt" officeooo:rsid="00289057" officeooo:paragraph-rsid="00289057" fo:background-color="transparent" style:font-size-asian="12pt" style:font-size-complex="12pt"/>
    </style:style>
    <style:style style:name="P46" style:family="paragraph" style:parent-style-name="Standard">
      <style:paragraph-properties fo:text-align="justify" style:justify-single-word="false"/>
      <style:text-properties fo:color="#ff0000" style:font-name="Liberation Serif" fo:font-size="12pt" officeooo:rsid="00289057" officeooo:paragraph-rsid="0029dbc6" fo:background-color="transparent" style:font-size-asian="12pt" style:font-size-complex="12pt"/>
    </style:style>
    <style:style style:name="T1" style:family="text">
      <style:text-properties officeooo:rsid="00130499"/>
    </style:style>
    <style:style style:name="T2" style:family="text">
      <style:text-properties style:font-name="sans-serif" fo:font-size="9.60000038146973pt"/>
    </style:style>
    <style:style style:name="T3" style:family="text">
      <style:text-properties officeooo:rsid="0015a092"/>
    </style:style>
    <style:style style:name="T4" style:family="text">
      <style:text-properties style:font-name="monospace" fo:font-size="12pt" style:font-size-asian="12pt" style:font-size-complex="12pt"/>
    </style:style>
    <style:style style:name="T5" style:family="text">
      <style:text-properties style:font-name="monospace" fo:font-size="12pt" officeooo:rsid="00174fa1" style:font-size-asian="12pt" style:font-size-complex="12pt"/>
    </style:style>
    <style:style style:name="T6" style:family="text">
      <style:text-properties style:font-name="monospace" officeooo:rsid="00174fa1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fo:font-size="12pt" officeooo:rsid="00174fa1" style:font-size-asian="12pt" style:font-size-complex="12pt"/>
    </style:style>
    <style:style style:name="T9" style:family="text">
      <style:text-properties style:font-name="Liberation Serif" fo:font-size="12pt" officeooo:rsid="0018ecdc" style:font-size-asian="12pt" style:font-size-complex="12pt"/>
    </style:style>
    <style:style style:name="T10" style:family="text">
      <style:text-properties style:font-name="Liberation Serif" officeooo:rsid="00174fa1"/>
    </style:style>
    <style:style style:name="T11" style:family="text">
      <style:text-properties style:font-name="Liberation Serif" officeooo:rsid="0018ecdc"/>
    </style:style>
    <style:style style:name="T12" style:family="text">
      <style:text-properties style:font-name="Liberation Serif" fo:font-size="9.60000038146973pt" officeooo:rsid="0018ecdc"/>
    </style:style>
    <style:style style:name="T13" style:family="text">
      <style:text-properties style:font-name="Liberation Serif" officeooo:rsid="001da2fe"/>
    </style:style>
    <style:style style:name="T14" style:family="text">
      <style:text-properties style:font-name="Liberation Serif" officeooo:rsid="002094da"/>
    </style:style>
    <style:style style:name="T15" style:family="text">
      <style:text-properties style:font-name="Liberation Serif" officeooo:rsid="00289057"/>
    </style:style>
    <style:style style:name="T16" style:family="text">
      <style:text-properties officeooo:rsid="0018ecdc"/>
    </style:style>
    <style:style style:name="T17" style:family="text">
      <style:text-properties officeooo:rsid="00243981"/>
    </style:style>
    <style:style style:name="T18" style:family="text">
      <style:text-properties style:font-name="Monospace"/>
    </style:style>
    <style:style style:name="T19" style:family="text">
      <style:text-properties style:font-name="Monospace" officeooo:rsid="0029dbc6"/>
    </style:style>
    <style:style style:name="T20" style:family="text">
      <style:text-properties style:font-name="Monospace" officeooo:rsid="002dd5cf"/>
    </style:style>
    <style:style style:name="T21" style:family="text">
      <style:text-properties style:font-name="Monospace" officeooo:rsid="0039f19b"/>
    </style:style>
    <style:style style:name="T22" style:family="text">
      <style:text-properties officeooo:rsid="002d6d45"/>
    </style:style>
    <style:style style:name="T23" style:family="text">
      <style:text-properties officeooo:rsid="002dd5cf"/>
    </style:style>
    <style:style style:name="T24" style:family="text">
      <style:text-properties officeooo:rsid="002fd3b1"/>
    </style:style>
    <style:style style:name="T25" style:family="text">
      <style:text-properties officeooo:rsid="0031b9d5"/>
    </style:style>
    <style:style style:name="T26" style:family="text">
      <style:text-properties officeooo:rsid="0034b996"/>
    </style:style>
    <style:style style:name="T27" style:family="text">
      <style:text-properties officeooo:rsid="00355a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n°1 :</text:p>
      <text:p text:style-name="P1">Implémentation de l’algorithme A* sous une forme générique et optimal en terme de temps de recherche. </text:p>
      <text:p text:style-name="P2">Fichier fourni : avl.pl implémentant les prédicats de gestion d'un AVL en Prolog.</text:p>
      <text:p text:style-name="P3"><text:span text:style-name="T1">Le TP comporte deux parties : une première où il est question de modéliser le problème du taquin en complétant le fichier taquin.pl et par la suite de développer deux heuristiques de recherche : l’une se basant sur le nombre de pièces mal placées et la seconde utilise la distance de Manhattan pour fournir une valeur. </text:span></text:p>
      <text:p text:style-name="P6">La deuxième partie quant à elle à pour but de répondre à la problématique de base de ce TP : l’implémentation d’A*.</text:p>
      <text:p text:style-name="P6"/>
      <text:p text:style-name="P8">Ce rapport sera structuré de sorte à traité ces deux parties en répond au questions posés dans le sujet et en fournissant le code source demandé pour chaque prédicat. </text:p>
      <text:p text:style-name="P7"/>
      <text:p text:style-name="P7">Première partie : <text:span text:style-name="T3">Familiarisation avec le problème du taquin 3*3 :</text:span></text:p>
      <text:p text:style-name="P7"><text:span text:style-name="T3">1.a) </text:span><text:s/><text:span text:style-name="T3">La clause Prolog permettant de présenter la situation finale du taquin 3*3 est : </text:span></text:p>
      <text:p text:style-name="P13"><text:span text:style-name="T3">final_state([[a, b, <text:s/>c],</text:span></text:p>
      <text:p text:style-name="P13"><text:s text:c="12"/>[h,vide, d],</text:p>
      <text:p text:style-name="P13"><text:s text:c="12"/>[g, f, <text:s/>e]]).</text:p>
      <text:p text:style-name="P9"/>
      <text:p text:style-name="P4"><text:span text:style-name="T3">1.b) <text:s/></text:span><text:span text:style-name="T4">?-initial_state(Ini), nth1(L,Ini,Ligne), nth1(C,Ligne, d).</text:span></text:p>
      <text:p text:style-name="P19"><text:span text:style-name="T9">C</text:span><text:span text:style-name="T8">ette requête permet de lister, pour un état initial </text:span><text:span text:style-name="T5">Ini</text:span><text:span text:style-name="T8"> du taquin, toutes les lignes de la matrice qui le modélise (c’est à dire des listes) en les dénombrant (L) et pour chaque liste tous les éléments qui la compose en les </text:span><text:span text:style-name="T9">dénombrant</text:span><text:span text:style-name="T8"> aussi (C).</text:span></text:p>
      <text:p text:style-name="P5"><text:span text:style-name="T8"/></text:p>
      <text:p text:style-name="P10"><text:span text:style-name="T6">?-final_state(Fin), nth1(3,Fin,Ligne), nth1(2,Ligne,P)</text:span></text:p>
      <text:p text:style-name="P18"><text:span text:style-name="T11">C</text:span><text:span text:style-name="T10">ette requête permet d’afficher, pour un état final </text:span><text:span text:style-name="T6">Fin</text:span><text:span text:style-name="T10"> du taquin, la ligne numéro trois de la <text:s text:c="5"/>matrice qui le modélise (c’est à dire une </text:span><text:span text:style-name="T11">liste</text:span><text:span text:style-name="T10">) et par la suite afficher le deuxième élément de cette </text:span><text:span text:style-name="T11">ligne</text:span><text:span text:style-name="T10">.</text:span></text:p>
      <text:p text:style-name="P10"><text:span text:style-name="T10"/></text:p>
      <text:p text:style-name="P10"><text:span text:style-name="T15">1</text:span><text:span text:style-name="T11">.</text:span><text:span text:style-name="T15">c</text:span><text:span text:style-name="T11">) </text:span><text:span text:style-name="T12"><text:s/></text:span><text:span text:style-name="T11">la r</text:span><text:span text:style-name="T10">equête Prolog permett</text:span><text:span text:style-name="T11">ant </text:span><text:span text:style-name="T10">de savoir si une pièce donnée P est bien placée dans U0: </text:span></text:p>
      <text:p text:style-name="P11"><text:span text:style-name="T10">L’</text:span><text:span text:style-name="T7">idée est de récupérer les coordonnées de P et d’ensuite l</text:span><text:span text:style-name="T13">es</text:span><text:span text:style-name="T7"> comparer avec </text:span><text:span text:style-name="T14">s</text:span><text:span text:style-name="T13">es</text:span><text:span text:style-name="T7"> coordonnée</text:span><text:span text:style-name="T13">s</text:span><text:span text:style-name="T7"> </text:span><text:span text:style-name="T13">dans son </text:span><text:span text:style-name="T7">état final: </text:span></text:p>
      <text:p text:style-name="P11"><text:span text:style-name="T7"/></text:p>
      <text:p text:style-name="P14">% <text:span text:style-name="T17">utilisé pour récupérer le numéro de ligne d’un élèment</text:span></text:p>
      <text:p text:style-name="P14"><text:span text:style-name="T16">row(+M,?N, Row,+Elem):- nth1(N, M, Row), <text:s text:c="3"/>member(Elem, Row).</text:span></text:p>
      <text:p text:style-name="P15">% <text:span text:style-name="T17">utilisé pour récupérer le numéro de colonne d’un élèment</text:span></text:p>
      <text:p text:style-name="P15"><text:span text:style-name="T16">column(+M,?N,Col,+Elem):- transpose(+M,?MT), row(MT, N, Col,Elem).</text:span></text:p>
      <text:p text:style-name="P15"/>
      <text:p text:style-name="P15"><text:span text:style-name="T16">symmetrical(M):- transpose(M, M).</text:span></text:p>
      <text:p text:style-name="P15"/>
      <text:p text:style-name="P15"><text:span text:style-name="T16">transpose([[]|_], []):- !.</text:span></text:p>
      <text:p text:style-name="P16"><text:span text:style-name="T16">transpose([[I|Is]|Rs], [Col|MT]) :- </text:span></text:p>
      <text:p text:style-name="P16"><text:span text:style-name="T16">first_column([[I|Is]|Rs], Col, [Is|NRs]), transpose([Is|NRs], MT).</text:span></text:p>
      <text:p text:style-name="P15"/>
      <text:p text:style-name="P15"><text:span text:style-name="T16">first_column([], [], []).</text:span></text:p>
      <text:p text:style-name="P15"><text:span text:style-name="T16">first_column([[]|_], [], []).</text:span></text:p>
      <text:p text:style-name="P15"><text:span text:style-name="T16">first_column([[I|Is]|Rs], [I|Col], [Is|Rest]) :-</text:span></text:p>
      <text:p text:style-name="P15"><text:span text:style-name="T16"><text:s text:c="4"/>first_column(Rs, Col, Rest).</text:span></text:p>
      <text:p text:style-name="P15"/>
      <text:p text:style-name="P15"/>
      <text:p text:style-name="P15"/>
      <text:p text:style-name="P15"><text:soft-page-break/><text:span text:style-name="T16">Coordonnees([?Row,?Column], +Matrix, +Elem):-</text:span></text:p>
      <text:p text:style-name="P15"><text:span text:style-name="T16"><text:tab/>row(Matrix, Row, _, Elem),</text:span></text:p>
      <text:p text:style-name="P15"><text:span text:style-name="T16"><text:s text:c="4"/>column(Matrix, Column,_,Elem).</text:span></text:p>
      <text:p text:style-name="P15"/>
      <text:p text:style-name="P12">Grace au prédicat coordonnées, qui utilise les deux prédicats row et column, nous pouvons récupérer dans une liste à deux éléments les coordonnées de Elem. <text:s/></text:p>
      <text:p text:style-name="P17"/>
      <text:p text:style-name="P42">Is_<text:span text:style-name="T17">correct_place(p):-</text:span></text:p>
      <text:p text:style-name="P42">Initial_state(Ini), coordonnees([Row<text:span text:style-name="T17">Init</text:span>,Column<text:span text:style-name="T17">Init</text:span>], Ini, P),</text:p>
      <text:p text:style-name="P42">final_state(Fin), coordonnees([Row<text:span text:style-name="T17">Fin</text:span>,Column<text:span text:style-name="T17">Fin</text:span>], Fin, P),</text:p>
      <text:p text:style-name="P43">RowInit == RowFin,</text:p>
      <text:p text:style-name="P43">ColumnInit == ColumnFin.</text:p>
      <text:p text:style-name="P43"/>
      <text:p text:style-name="P32">Is_correct_place utilise de son coté coordonnées et fait une comparaison pour renvoyer un True ou False. <text:s text:c="2"/></text:p>
      <text:p text:style-name="P32"/>
      <text:p text:style-name="P33">1.d) La requête permettant de trouver une situation suivante de l’état initial du taquin 3*3 :</text:p>
      <text:p text:style-name="P44">Next_possible_state():-inital_state(Ini),rule(R,1,Ini, NextState).</text:p>
      <text:p text:style-name="P20"><text:s text:c="2"/></text:p>
      <text:p text:style-name="P33">1.e) La requête permettant d’avoir les trois réponses de question 1.d dans une liste: </text:p>
      <text:p text:style-name="P45"><text:span text:style-name="T18">Next_possible_state():-</text:span></text:p>
      <text:p text:style-name="P45"><text:span text:style-name="T18">inital_state(Ini), </text:span></text:p>
      <text:p text:style-name="P45"><text:span text:style-name="T18">findall(</text:span><text:span text:style-name="T19">[R,NextState]</text:span><text:span text:style-name="T18">,</text:span><text:span text:style-name="T19">rule(R,1,Ini,NextState),ListOfNextState).</text:span></text:p>
      <text:p text:style-name="P33"/>
      <text:p text:style-name="P34">1.f) la requête permettant d’avoir la liste de tous les couplets [A,S] tels que S est la situation qui résulte de l’action A en U0 :</text:p>
      <text:p text:style-name="P46"><text:span text:style-name="T18">Next_possible_state(</text:span><text:span text:style-name="T19">A</text:span><text:span text:style-name="T18">):-</text:span></text:p>
      <text:p text:style-name="P46"><text:span text:style-name="T18">inital_state(Ini), </text:span></text:p>
      <text:p text:style-name="P46"><text:span text:style-name="T18">findall(</text:span><text:span text:style-name="T19">[A,NextState]</text:span><text:span text:style-name="T18">,</text:span><text:span text:style-name="T19">rule(A,1,Ini,NextState),ListOfNextState).</text:span></text:p>
      <text:p text:style-name="P46"><text:span text:style-name="T19"/></text:p>
      <text:p text:style-name="P35">Développement des deux heuristiques : </text:p>
      <text:p text:style-name="P35">2.a) L’heuristique des nombres de pièces mal placés : </text:p>
      <text:p text:style-name="P35">Notre démarche fut de créer en premier un prédicat intermédiaire qui va être compter le nombre de pièces mal placées <text:span text:style-name="T23">(</text:span><text:span text:style-name="T18">cmpL</text:span><text:span text:style-name="T20">)</text:span> et d’ensuite l’utiliser dans le prédicat <text:span text:style-name="T23">(</text:span><text:span text:style-name="T18">heuristique1</text:span><text:span text:style-name="T20">)</text:span>. </text:p>
      <text:p text:style-name="P21">cmpL([L1|L1r],[L1|L2r],R):-cmpL(L1r,L2r,R).</text:p>
      <text:p text:style-name="P21">cmpL([vide|L1r],[_|L2r],R):-cmpL(L1r,L2r,R).</text:p>
      <text:p text:style-name="P21">cmpL([],[],0).</text:p>
      <text:p text:style-name="P22">cmpL([L1|L1r],[L2|L2r],R1):- </text:p>
      <text:p text:style-name="P22">cmpL(L1r,L2r,R), L1 \= L2, L1 \= vide, R1 is R + 1.</text:p>
      <text:p text:style-name="P21"/>
      <text:p text:style-name="P21">heuristique1([],[],0).</text:p>
      <text:p text:style-name="P21">heuristique1([U|Ur],[F|Fr], H) :-</text:p>
      <text:p text:style-name="P21"><text:s text:c="4"/>heuristique1(Ur,Fr,H1),</text:p>
      <text:p text:style-name="P21"><text:s text:c="4"/>cmpL(U,F,R),</text:p>
      <text:p text:style-name="P21"><text:s text:c="4"/>H is H1 + R.</text:p>
      <text:p text:style-name="P27">Unit test:</text:p>
      <text:p text:style-name="P23">?- initial_state(Ini), final_state(Fin), heuristique1(Ini,Fin,H).</text:p>
      <text:p text:style-name="P23">% 31 inferences, 0.000 CPU in 0.000 seconds (97% CPU, 3055994 Lips)</text:p>
      <text:p text:style-name="P23">Ini = [[b, h, c], [a, f, d], [g, vide, e]],</text:p>
      <text:p text:style-name="P23">Fin = [[a, b, c], [h, vide, d], [g, f, e]],</text:p>
      <text:p text:style-name="P23">H = 4 ;</text:p>
      <text:p text:style-name="P36"><text:soft-page-break/>2.b) L’heuristique <text:span text:style-name="T22">basé sur la distance de Manhattan :</text:span></text:p>
      <text:p text:style-name="P37">Dans un premier temps, nous avions préférer transformer la matrice que modélise un taquin par une liste afin de simplifier les calcules ( <text:span text:style-name="T18">matrixToList</text:span> ) :</text:p>
      <text:p text:style-name="P24">matrixToList([],[]).</text:p>
      <text:p text:style-name="P24"/>
      <text:p text:style-name="P24">matrixToList([U|Ur], UL):-</text:p>
      <text:p text:style-name="P24"><text:s text:c="4"/>matrixToList(Ur,UL2),</text:p>
      <text:p text:style-name="P24"><text:s text:c="4"/>append(U,UL2,UL).</text:p>
      <text:p text:style-name="P25"/>
      <text:p text:style-name="P38">Ensuite, comme pour le prédicat heuristique1, nous avons séparer le problème en deux prédicat. Le première, <text:span text:style-name="T18">cmpC</text:span> retourne la distance de Manhattan pour un élément donnée en utilisant le prédicat <text:span text:style-name="T18">coordonnées</text:span> prédéfini au dessus. </text:p>
      <text:p text:style-name="P25"/>
      <text:p text:style-name="P25">cmpC(_,_,vide,0).</text:p>
      <text:p text:style-name="P25">cmpC(U,F,Elem,Manhattan):-</text:p>
      <text:p text:style-name="P25"><text:s text:c="4"/>Elem \=vide,</text:p>
      <text:p text:style-name="P25"><text:s text:c="4"/>coordonnees([RowU, ColumnU], U, Elem),</text:p>
      <text:p text:style-name="P25"><text:s text:c="4"/>coordonnees([RowF, ColumnF], F, Elem),</text:p>
      <text:p text:style-name="P25"><text:s text:c="4"/>Manhattan is (abs(RowF-RowU) + abs(ColumnF-ColumnU)). <text:s text:c="2"/></text:p>
      <text:p text:style-name="P25"/>
      <text:p text:style-name="P38">Le second, heuristique2 va pouvoir utiliser à la fois matrixToList et cmpC pour calculer H. </text:p>
      <text:p text:style-name="P25"/>
      <text:p text:style-name="P25">heuristique2(U,H):-</text:p>
      <text:p text:style-name="P25"><text:tab/>matrixToList(U,Ul),</text:p>
      <text:p text:style-name="P25"><text:s/><text:tab/>final_state(F),</text:p>
      <text:p text:style-name="P25"><text:tab/>% <text:span text:style-name="T24">chaque élément calculer sa distance de Manhattan et la <text:s text:c="2"/><text:tab/>% stocker dans une liste <text:s/></text:span></text:p>
      <text:p text:style-name="P25"><text:s/><text:tab/>findall(Y,(member(X,Ul), cmpC(U,F,X,Y)), List),</text:p>
      <text:p text:style-name="P26"><text:s/><text:tab/>% <text:span text:style-name="T25">Faire la somme de cette liste</text:span></text:p>
      <text:p text:style-name="P26"><text:tab/>sumlist(List,H).</text:p>
      <text:p text:style-name="P25"/>
      <text:p text:style-name="P28">Unit test :</text:p>
      <text:p text:style-name="P29">% 18,446 inferences, 0.022 CPU in 0.024 seconds (90% CPU, 845224 Lips)</text:p>
      <text:p text:style-name="P29">Ini = [[b, h, c], [a, f, d], [g, vide, e]],</text:p>
      <text:p text:style-name="P29">H = 5.</text:p>
      <text:p text:style-name="P29"/>
      <text:p text:style-name="P39">Deuxième partie : Implémentation de A* :</text:p>
      <text:p text:style-name="P39">Après avoir implémenté les deux heuristiques du problème du taquin, la deuxième partie propose une implémentation <text:span text:style-name="T26">générique de A*. </text:span></text:p>
      <text:p text:style-name="P40">Un plan de développement à suivre nous a été fourni :</text:p>
      <text:p text:style-name="P41">Un <text:span text:style-name="T18">main</text:span> <text:span text:style-name="T27">où il est question de fixer une situation de départ, de calculer H0, F0 et G0, d’initialiser les ensembles Pf, Pu, et Q qui sont modélisés par des avl et d’appeler finalement le prédicat </text:span><text:span text:style-name="T21">aetoile</text:span><text:span text:style-name="T27"> qui s’occupera de la recherche. <text:s/></text:span></text:p>
      <text:p text:style-name="P30">main :-</text:p>
      <text:p text:style-name="P30"><text:tab/>initial_state(S0),</text:p>
      <text:p text:style-name="P30"><text:tab/>heuristique2(S0,H0),</text:p>
      <text:p text:style-name="P30"><text:tab/>F0 is H0,</text:p>
      <text:p text:style-name="P30"><text:tab/>G0 is 0,</text:p>
      <text:p text:style-name="P30"><text:tab/>empty(Pf),</text:p>
      <text:p text:style-name="P30"><text:tab/>empty(Pu),</text:p>
      <text:p text:style-name="P30"><text:tab/>empty(Q),</text:p>
      <text:p text:style-name="P30"><text:soft-page-break/><text:tab/>insert([[F0,H0,G0], S0], Pf, NewPf),</text:p>
      <text:p text:style-name="P30"><text:tab/>insert([S0, [F0,H0,G0], nil, nil],Pu,NewPu),</text:p>
      <text:p text:style-name="P30"><text:tab/>aetoile(NewPf, NewPu, Q). </text:p>
      <text:p text:style-name="P31">aetoile/3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Monospace" svg:font-family="Monospace" style:font-pitch="fixed"/>
    <style:font-face style:name="monospace1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20:53:11.022240050</meta:creation-date>
    <dc:date>2019-04-06T21:40:54.310171248</dc:date>
    <meta:editing-duration>PT10H7M2S</meta:editing-duration>
    <meta:editing-cycles>15</meta:editing-cycles>
    <meta:generator>LibreOffice/6.1.5.2$Linux_X86_64 LibreOffice_project/10$Build-2</meta:generator>
    <meta:document-statistic meta:table-count="0" meta:image-count="0" meta:object-count="0" meta:page-count="4" meta:paragraph-count="110" meta:word-count="868" meta:character-count="6152" meta:non-whitespace-character-count="5256"/>
  </office:meta>
</office:document-meta>
</file>